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6ef1" officeooo:paragraph-rsid="001a6ef1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a6ef1" officeooo:paragraph-rsid="001a6ef1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4pt" fo:font-weight="bold" officeooo:rsid="001a6ef1" officeooo:paragraph-rsid="001a6ef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a6ef1" officeooo:paragraph-rsid="001a6ef1"/>
    </style:style>
    <style:style style:name="P5" style:family="paragraph" style:parent-style-name="Standard">
      <style:text-properties officeooo:rsid="001a6ef1" officeooo:paragraph-rsid="001ce4b4"/>
    </style:style>
    <style:style style:name="T1" style:family="text">
      <style:text-properties officeooo:rsid="001ce4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mplo de Programa de Auditoria para Controles Organizacionais e Operacionais</text:p>
      <text:p text:style-name="P1"/>
      <text:p text:style-name="P3"/>
      <text:p text:style-name="P3">1 - Segregação de responsabilidades da área de informática </text:p>
      <text:p text:style-name="P1">S1 - Avalie se existe separação de atividades atentado para a descrição de cargos </text:p>
      <text:p text:style-name="P1">para as áreas de informática. </text:p>
      <text:p text:style-name="P1">RES: Não. Dentro da empresa existem programadores, analistas e gerentes. Não </text:p>
      <text:p text:style-name="P1">existe uma única função para um mesmo funcionário. O que existe são programadores </text:p>
      <text:p text:style-name="P1">exercendo tanto a função de programador quanto as funções de teste e desing. </text:p>
      <text:p text:style-name="P1"/>
      <text:p text:style-name="P1">S2 - Obtenha o organograma funcional da empresa e descreva a aparente </text:p>
      <text:p text:style-name="P1">separação das atividades funcionais no quadro. </text:p>
      <text:p text:style-name="P1">RES: Não existe uma estrutura bem organizada dentro da empresa, como um </text:p>
      <text:p text:style-name="P1">organograma. O que existe é uma separação de cargos e atividades de forma mais </text:p>
      <text:p text:style-name="P1">informal, onde cada um exerce mais de uma função, mais dentro de um contexto pré- </text:p>
      <text:p text:style-name="P1">estabelecido. </text:p>
      <text:p text:style-name="P1"/>
      <text:p text:style-name="P1">S3 - Selecione o cargo de administração do sistema aleatoriamente e confirme: </text:p>
      <text:p text:style-name="P1">*Quais atividades envolvem preparação, configuração e manutenção do sistema </text:p>
      <text:p text:style-name="P1">operacional? </text:p>
      <text:p text:style-name="P1"/>
      <text:p text:style-name="P1">RES: Como a empresa trabalha com os mais diversos tipos de sistemas </text:p>
      <text:p text:style-name="P1">operacionais (SO), a atividade de preparação é basicamente a manutenção ou compra </text:p>
      <text:p text:style-name="P1">de licenças de SO proprietário. </text:p>
      <text:p text:style-name="P1">A atividade de configuração do SO envolve a instalação de editores de texto, </text:p>
      <text:p text:style-name="P1">aplicativos para desenvolvimento dos softwares, como por exemplo, PHP, JVM, Banco </text:p>
      <text:p text:style-name="P1">de dados entre outros. </text:p>
      <text:p text:style-name="P1">*Administração de login dos usuários (inclusões, exclusões e/ou modificações); </text:p>
      <text:p text:style-name="P1"/>
      <text:p text:style-name="P1">RES: A atividade referente a login de usuários são feitas apenas quando um </text:p>
      <text:p text:style-name="P1">funcionário novo entra na empresa e precisa de um login. E quando um funcionário é </text:p>
      <text:p text:style-name="P1">mandado embora, e seu login é removido. Cada usuário tem permissão apenas a </text:p>
      <text:p text:style-name="P1">eterminados projetos com limitações a visualização e edição em projetos no qual não </text:p>
      <text:p text:style-name="P1">faz parte. </text:p>
      <text:p text:style-name="P1">*Adição/eliminação de menus; </text:p>
      <text:p text:style-name="P1"/>
      <text:p text:style-name="P1">RES: Não existe qualquer atividade que envolva a adição ou remoção de </text:p>
      <text:p text:style-name="P1">menus nos SOs da empresa. </text:p>
      <text:p text:style-name="P1">*Backups e restauração de arquivos; </text:p>
      <text:p text:style-name="P1">RES: Existe um controle sobre os arquivos produzidos com o uso de controle de </text:p>
      <text:p text:style-name="P1">versões, SVN. Os backups são feitos semanalmente.*Monitoramento das atividades diárias do ambiente; </text:p>
      <text:p text:style-name="P1"/>
      <text:p text:style-name="P1">RES: Existe apenas um controle sobre a produção dos funcionários. Não existe </text:p>
      <text:p text:style-name="P1">nenhuma atividade de monitoramento do ambiente que não seja o de produção. </text:p>
      <text:p text:style-name="P1">*Shut down dos sistemas, inclusive dos arquivos em aberto. </text:p>
      <text:p text:style-name="P1">RES: Não há controle para o shutdowns dos sistemas nem dos arquivos. </text:p>
      <text:p text:style-name="P1"/>
      <text:p text:style-name="P1"/>
      <text:p text:style-name="P1"><text:soft-page-break/>S4- Selecione outro cargo de controles relativo à administração de segurança de </text:p>
      <text:p text:style-name="P1">informações e obtenha através de indagação colaborativa as seguintes informações: </text:p>
      <text:p text:style-name="P1">*Quem exerce o cargo ou função de administrador da segurança? Ela é </text:p>
      <text:p text:style-name="P1">segregada de funções incompatíveis, tais como DBA, operação e suporte técnico, </text:p>
      <text:p text:style-name="P1">desenvolvimento de sistemas etc? </text:p>
      <text:p text:style-name="P1"/>
      <text:p text:style-name="P1">RES: Um gerente é quem exerce a função de administrar a segurança, assim como </text:p>
      <text:p text:style-name="P1">a função de DBA. A parte de suporte técnico e de desenvolvimento não são tarefas </text:p>
      <text:p text:style-name="P1">desse gerente. </text:p>
      <text:p text:style-name="P1"/>
      <text:p text:style-name="P1">*O que o administrador visa como prioridade na hora de administrar a segurança </text:p>
      <text:p text:style-name="P1">da empresa em relação a tecnologia? Porque isso é importante e quais os métodos </text:p>
      <text:p text:style-name="P1">utilizados? </text:p>
      <text:p text:style-name="P1"/>
      <text:p text:style-name="P1">RES: A prioridade é manter os dados seguros através de controle de log dos </text:p>
      <text:p text:style-name="P1">arquivos que circulam na rede e com controle de acesso a projetos, bloqueando </text:p>
      <text:p text:style-name="P1">usuários sem permissão. A segurança é importante para manter a confidencialidade e </text:p>
      <text:p text:style-name="P1">o controle sobre os dados da empresa. </text:p>
      <text:p text:style-name="P3"/>
      <text:p text:style-name="P3">2 - Implementação de normas administrativas visa disseminar constantemente os pensamentos dos gestores, delimitando as responsabilidades de cada um. </text:p>
      <text:p text:style-name="P1"/>
      <text:p text:style-name="P1">S5- Existem normas ou procedimentos administrativos que descrevem os afazeres e </text:p>
      <text:p text:style-name="P1">as restrições para todas as atividades? </text:p>
      <text:p text:style-name="P1">RES: Existem normas referentes ao tempo de serviço e pausas constantes para </text:p>
      <text:p text:style-name="P1">assim aumentar a produção dos funcionários. Existem também reuniões constantes </text:p>
      <text:p text:style-name="P1">onde se discute as obrigações de cada um e o ritmo de produção do desenvolvimento. </text:p>
      <text:p text:style-name="P1"/>
      <text:p text:style-name="P1">S6- Essas normas são de conhecimento dos funcionários? </text:p>
      <text:p text:style-name="P1">RES: Sim e são comunicadas frequentemente para todos. </text:p>
      <text:p text:style-name="P1"/>
      <text:p text:style-name="P1">*O que a organização faz para que os funcionários tenham conhecimento das normas </text:p>
      <text:p text:style-name="P1">e procedimentos da empresa? Possui treinamentos? </text:p>
      <text:p text:style-name="P1">RES: São feitas reuniões constantemente, mais de uma por semana, onde são </text:p>
      <text:p text:style-name="P1">passadas as obrigações, ritmos de produção de cada funcionário e caso seja criada </text:p>
      <text:p text:style-name="P1">uma nova norma, ela será passada através dessas reuniões. Até o momento não </text:p>
      <text:p text:style-name="P1">existe nenhum tipo de treinamento referente a aprendizado de alguma norma. </text:p>
      <text:p text:style-name="P1"/>
      <text:p text:style-name="P5">*Os funcionários se interessam pelas normas ou procedimentos da organização?</text:p>
      <text:p text:style-name="P5">RES: Sim, mesmo sendo um pouco burocráticos os funcionários se interessam e </text:p>
      <text:p text:style-name="P1">tentam ajudar oferecendo idéias. </text:p>
      <text:p text:style-name="P1"/>
      <text:p text:style-name="P1">S7- As ações punitivas para as transgressões das políticas são estabelecidas. </text:p>
      <text:p text:style-name="P1">RES: Não. </text:p>
      <text:p text:style-name="P3"/>
      <text:p text:style-name="P3">3 - Políticas salariais e plano de carreira </text:p>
      <text:p text:style-name="P1">S9 - A empresa possui um plano de cargos e salários? </text:p>
      <text:p text:style-name="P1">RES: Sim, porem não é praticado conforme estabelecido e documentado. </text:p>
      <text:p text:style-name="P1"/>
      <text:p text:style-name="P1">S10 - Este plano prescreve revisão periódica para o quadro de informática? </text:p>
      <text:p text:style-name="P1">RES: Sim. </text:p>
      <text:p text:style-name="P1"><text:soft-page-break/></text:p>
      <text:p text:style-name="P1">P11 - Os salários da empresa estão a altura da média do mercado? </text:p>
      <text:p text:style-name="P1">RES: Nacionalmente o salário da empresa está abaixo do mercado, mas </text:p>
      <text:p text:style-name="P1">comparado com a média estadual esta empresa está na média. </text:p>
      <text:p text:style-name="P3"/>
      <text:p text:style-name="P3">4 - Treinamento do pessoal </text:p>
      <text:p text:style-name="P1">S12 - Existem planos de treinamentos para todos os cargos da área de informática? </text:p>
      <text:p text:style-name="P1">RES: Conforme a necessidade dos funcionários ou da empresa para buscar </text:p>
      <text:p text:style-name="P1">qualidade nos serviços, diminuir as perdas e melhorar a eficiência, a empresa possui </text:p>
      <text:p text:style-name="P1">recursos financeiros para oferecer aos funcionários para realizar cursos. Mas planos </text:p>
      <text:p text:style-name="P1">de treinamentos há apenas para funcionários novos onde os seus superiores </text:p>
      <text:p text:style-name="P1">ministram palestras e cursos onde é apresentado como funciona a empresa, suas </text:p>
      <text:p text:style-name="P1">regras e seus serviços. </text:p>
      <text:p text:style-name="P1"/>
      <text:p text:style-name="P1">S13 - Solicite o plano de treinamentos de pessoal e verifique a razoabilidade e o </text:p>
      <text:p text:style-name="P1">cumprimento do treinamento mínimo necessário para o departamento. </text:p>
      <text:p text:style-name="P1">RES: O treinamento para os funcionários em relação ao aprendizado é </text:p>
      <text:p text:style-name="P1">oferecido e esta conforme a necessidade da empresa que realize os serviços </text:p>
      <text:p text:style-name="P1">corretamente, mas este treinamento não oferece possibilidade para o funcionário </text:p>
      <text:p text:style-name="P1">crescer profissionalmente. </text:p>
      <text:p text:style-name="P1"/>
      <text:p text:style-name="P1">P14 - Existe o incentivo a treinamentos aplicados pelos próprios profissionais da </text:p>
      <text:p text:style-name="P1">empresa? </text:p>
      <text:p text:style-name="P1">RES: Apenas para os funcionários novos há incentivos, pois a empresa sente </text:p>
      <text:p text:style-name="P1">muita necessidade no aprendizado destes funcionários. </text:p>
      <text:p text:style-name="P1"/>
      <text:p text:style-name="P1">C5 - Prêmios e verificações </text:p>
      <text:p text:style-name="P1">S15 - Existem planos de prêmios e bonificações não só para produtividade, mas </text:p>
      <text:p text:style-name="P1">também por excelência? </text:p>
      <text:p text:style-name="P1">RES: Não há prêmios ou bonificações para os funcionários individualmente, mas </text:p>
      <text:p text:style-name="P5">conforme o sucesso seja de produção ou de vendas, há sempre festas de confraternizaçã<text:span text:style-name="T1">o</text:span></text:p>
      <text:p text:style-name="P5"><text:s/>para os funcionários, financiada pela empresa. </text:p>
      <text:p text:style-name="P1"/>
      <text:p text:style-name="P1">S16 - Se sim, quanto isso representa em termos relativos em comparação aos </text:p>
      <text:p text:style-name="P1">benefícios para os funcionários da informática? </text:p>
      <text:p text:style-name="P1"/>
      <text:p text:style-name="P1"/>
      <text:p text:style-name="P1">P17 - Existe bonificação de participação em lucros? </text:p>
      <text:p text:style-name="P1">RES: Conforme relatado não há bonificação de participação de lucros, pois a </text:p>
      <text:p text:style-name="P1">empresa não trabalha desta fo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45:17.100583522</meta:creation-date>
    <dc:date>2016-01-26T20:09:14.474758308</dc:date>
    <meta:editing-duration>PT3M26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3" meta:paragraph-count="109" meta:word-count="1068" meta:character-count="6905" meta:non-whitespace-character-count="5840"/>
  </office:meta>
</office:document-meta>
</file>